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/>
    </style:style>
    <style:style style:name="T1" style:family="text">
      <style:text-properties fo:font-variant="normal" fo:text-transform="none" fo:color="#1c1e21" style:font-name="Helvetica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4844627162920582" text:style-name="L1">
        <text:list-item>
          <text:p text:style-name="P1"><text:span text:style-name="T1">Агент показал все интересующие нас объекты и даже больше! У нас была возможность выбора, разнообразия!</text:span></text:p>
          <text:p text:style-name="P2">Юлия</text:p>
        </text:list-item>
        <text:list-item>
          <text:p text:style-name="P2"><text:span text:style-name="T1">Безумно понравилась тактичность, компетентность, грамотность, вежливость моего агента Енацкого Сергея Михайловича. Надеюсь на дальнейшее сотрудничество с ним.</text:span> Максимович О.В.</text:p>
        </text:list-item>
        <text:list-item>
          <text:p text:style-name="P2"><text:span text:style-name="T1">Уважаемое руководство агентства недвижимости "Итака".</text:span><text:line-break/><text:span text:style-name="T1">Хочу выразить свою благодарность вашему сотруднику Белозеровой Ольге Ивановне, за отлично проделанную работу, в короткий срок.</text:span><text:line-break/><text:span text:style-name="T1">Прошу Вас отметить её за профессионализм в своей работе, корректность и просто человеческое обаяние.</text:span><text:line-break/><text:span text:style-name="T1">А так же благодарю весь коллектив Вашего агентства.</text:span></text:p>
          <text:p text:style-name="P2">Сторожева Ирина Яковлевна</text:p>
        </text:list-item>
        <text:list-item>
          <text:p text:style-name="P2"><text:span text:style-name="T1">Я, Ветрова Нина Николаевна, от всей души выражаю огромную благодарность агенту по недвижимости Е.К. Бурыкиной, которая успешно смогла провести сложную и длительную сделку по размену моей квартиры. Я благодарю Елену Константиновну за удивительную душевную доброту, понимание, терпение и поддержку (прямо как родной и близкий человек) в тяжелых ситуациях, которые возникали в процессе сделки. Я восхищаюсь ее мудростью в принятии правильных решений в этих ситуациях. Елена Константиновна не только профессионал в своем деле, но еще и человечный Человек, относящийся с любовью к своей работе и людям. Дай Бог здоровья и удач ей и ее близким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33S</meta:editing-duration>
    <meta:editing-cycles>3</meta:editing-cycles>
    <meta:generator>OpenOffice/4.1.3$Win32 OpenOffice.org_project/413m1$Build-9783</meta:generator>
    <dc:date>2020-05-13T14:38:28.29</dc:date>
    <meta:document-statistic meta:table-count="0" meta:image-count="0" meta:object-count="0" meta:page-count="1" meta:paragraph-count="6" meta:word-count="179" meta:character-count="1286"/>
    <dc:creator>Дарья Ушакова</dc:creator>
    <meta:user-defined meta:name="Info 1"/>
    <meta:user-defined meta:name="Info 2"/>
    <meta:user-defined meta:name="Info 3"/>
    <meta:user-defined meta:name="Info 4"/>
  </office:meta>
</office:document-meta>
</file>